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svg:stroke-width="0.026cm" svg:stroke-color="#29b1fd" draw:stroke-linejoin="round" draw:fill="solid" draw:fill-color="#99ccff"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2">
      <style:graphic-properties draw:stroke="none" draw:fill="none" draw:fill-color="#bbe0e3" draw:textarea-horizontal-align="justify" draw:textarea-vertical-align="top" draw:auto-grow-height="true" fo:min-height="0.848cm" fo:min-width="1.264cm" fo:padding-top="0.13cm" fo:padding-bottom="0.13cm" fo:padding-left="0.25cm" fo:padding-right="0.25cm" fo:wrap-option="wrap" draw:shadow="hidden" draw:shadow-color="#808080"/>
    </style:style>
    <style:style style:name="gr3" style:family="graphic" style:parent-style-name="standard">
      <style:graphic-properties draw:stroke="none" draw:fill="solid" draw:fill-color="#c9e4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solid" draw:fill-color="#d9ec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none" draw:fill="solid" draw:fill-color="#edf6ff"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gradient" draw:fill-color="#3333cc" draw:fill-gradient-name="Gradient_20_7"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svg:stroke-width="0.053cm" svg:stroke-color="#000000" draw:marker-end="msArrowOpenEnd_20_5" draw:marker-end-width="0.315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none" draw:fill="none" draw:fill-color="#bbe0e3" draw:textarea-horizontal-align="justify" draw:textarea-vertical-align="top" draw:auto-grow-height="true" fo:min-height="1.185cm" fo:min-width="7.982cm" fo:padding-top="0.13cm" fo:padding-bottom="0.13cm" fo:padding-left="0.25cm" fo:padding-right="0.25cm" fo:wrap-option="wrap" draw:shadow="hidden"/>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style:writing-mode="lr-tb"/>
    </style:style>
    <style:style style:name="P2" style:family="paragraph">
      <style:paragraph-properties fo:margin-left="0cm" fo:margin-right="0cm" fo:line-height="100%" text:enable-numbering="false" fo:text-indent="0cm"/>
    </style:style>
    <style:style style:name="P3" style:family="paragraph">
      <style:paragraph-properties fo:margin-left="0cm" fo:margin-right="0cm" fo:line-height="100%" text:enable-numbering="false" fo:text-indent="0cm"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style>
    <style:style style:name="P6" style:family="paragraph">
      <style:paragraph-properties fo:margin-left="0cm" fo:margin-right="0cm" text:enable-numbering="false" fo:text-indent="0cm" style:writing-mode="lr-tb"/>
    </style:style>
    <style:style style:name="P7" style:family="paragraph">
      <style:paragraph-properties fo:margin-left="0cm" fo:margin-right="0cm" fo:text-indent="0cm"/>
    </style:style>
    <style:style style:name="T1" style:family="text">
      <style:text-properties fo:color="#0000cc" fo:font-family="'Times New Roman'" style:font-family-generic="modern" style:font-pitch="variable" fo:font-size="20pt" fo:language="en" fo:country="US" style:font-size-asian="20pt" style:font-size-complex="20pt"/>
    </style:style>
    <style:style style:name="T2" style:family="text">
      <style:text-properties fo:font-size="14pt" fo:language="en" fo:country="US" style:font-size-asian="14pt" style:font-size-complex="14pt"/>
    </style:style>
    <style:style style:name="T3" style:family="text">
      <style:text-properties fo:font-style="italic" style:font-style-asian="italic" style:font-style-complex="italic"/>
    </style:style>
    <style:style style:name="T4" style:family="text">
      <style:text-properties style:text-position="33% 58%" fo:font-family="Symbo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modern" style:font-pitch="variable" fo:color="#0000cc" fo:font-size="100%"/>
      </text:list-level-style-bullet>
      <text:list-level-style-bullet text:level="2" text:bullet-char="•">
        <style:list-level-properties text:space-before="1.27cm"/>
        <style:text-properties fo:font-family="Arial" style:font-family-generic="modern" style:font-pitch="variable" fo:color="#000000" fo:font-size="100%"/>
      </text:list-level-style-bullet>
      <text:list-level-style-bullet text:level="3" text:bullet-char="•">
        <style:list-level-properties text:space-before="2.54cm"/>
        <style:text-properties fo:font-family="Arial" style:font-family-generic="modern" style:font-pitch="variable" fo:color="#000000" fo:font-size="100%"/>
      </text:list-level-style-bullet>
      <text:list-level-style-bullet text:level="4" text:bullet-char="•">
        <style:list-level-properties text:space-before="3.81cm"/>
        <style:text-properties fo:font-family="Arial" style:font-family-generic="modern" style:font-pitch="variable" fo:color="#000000" fo:font-size="100%"/>
      </text:list-level-style-bullet>
      <text:list-level-style-bullet text:level="5" text:bullet-char="•">
        <style:list-level-properties text:space-before="5.08cm"/>
        <style:text-properties fo:font-family="Arial" style:font-family-generic="modern" style:font-pitch="variable" fo:color="#000000" fo:font-size="100%"/>
      </text:list-level-style-bullet>
      <text:list-level-style-bullet text:level="6" text:bullet-char="•">
        <style:list-level-properties text:space-before="5.08cm"/>
        <style:text-properties fo:font-family="Arial" style:font-family-generic="modern" style:font-pitch="variable" fo:color="#000000" fo:font-size="100%"/>
      </text:list-level-style-bullet>
      <text:list-level-style-bullet text:level="7" text:bullet-char="•">
        <style:list-level-properties text:space-before="5.08cm"/>
        <style:text-properties fo:font-family="Arial" style:font-family-generic="modern" style:font-pitch="variable" fo:color="#000000" fo:font-size="100%"/>
      </text:list-level-style-bullet>
      <text:list-level-style-bullet text:level="8" text:bullet-char="•">
        <style:list-level-properties text:space-before="5.08cm"/>
        <style:text-properties fo:font-family="Arial" style:font-family-generic="modern" style:font-pitch="variable" fo:color="#000000" fo:font-size="100%"/>
      </text:list-level-style-bullet>
      <text:list-level-style-bullet text:level="9" text:bullet-char="•">
        <style:list-level-properties text:space-before="5.08cm"/>
        <style:text-properties fo:font-family="Arial" style:font-family-generic="modern" style:font-pitch="variable" fo:color="#000000" fo:font-size="100%"/>
      </text:list-level-style-bullet>
      <text:list-level-style-bullet text:level="10" text:bullet-char="•">
        <style:list-level-properties text:space-before="5.08cm"/>
        <style:text-properties fo:font-family="Arial" style:font-family-generic="modern" style:font-pitch="variable" fo:color="#000000" fo:font-size="100%"/>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8.615cm" svg:height="5.547cm" svg:x="1.909cm" svg:y="1.444cm">
          <text:p text:style-name="P7"/>
          <draw:enhanced-geometry svg:viewBox="0 0 1578 2742" draw:type="non-primitive" draw:enhanced-path="M 215 2724 C 260 2740 324 2691 394 2692 464 2693 554 2742 637 2731 720 2720 841 2674 894 2624 947 2574 908 2485 957 2433 1006 2381 1133 2363 1191 2313 1249 2263 1253 2185 1306 2135 1359 2085 1472 2069 1510 2011 1548 1953 1522 1859 1532 1786 1542 1713 1578 1663 1568 1575 1558 1487 1514 1338 1474 1255 1434 1172 1341 1144 1328 1073 1315 1002 1395 905 1394 826 1393 747 1314 667 1321 600 1328 533 1427 486 1437 426 1447 366 1439 280 1381 238 1323 196 1162 204 1088 171 1014 138 997 58 935 40 873 22 791 68 717 62 643 56 562 8 492 4 422 0 348 12 295 40 242 68 194 120 172 171 150 222 154 296 165 346 176 396 226 407 237 469 248 531 250 652 230 716 210 780 131 794 114 855 97 916 140 1005 128 1080 116 1155 52 1228 41 1306 30 1384 48 1467 63 1546 78 1625 134 1710 128 1778 122 1846 39 1880 26 1953 13 2026 50 2133 48 2215 46 2297 0 2384 12 2447 24 2510 87 2547 121 2593 155 2639 170 2708 215 2724 Z N"/>
        </draw:custom-shape>
        <draw:custom-shape draw:style-name="gr2" draw:text-style-name="P3" draw:layer="layout" svg:width="1.764cm" svg:height="1.108cm" svg:x="4.185cm" svg:y="5.686cm">
          <text:p text:style-name="P2"><text:span text:style-name="T1">LHe</text:span></text:p>
          <draw:enhanced-geometry svg:viewBox="0 0 21600 21600" draw:type="mso-spt202" draw:enhanced-path="M 0 0 L 21600 0 21600 21600 0 21600 0 0 Z N"/>
        </draw:custom-shape>
        <draw:g>
          <draw:custom-shape draw:style-name="gr3" draw:text-style-name="P1" draw:layer="layout" svg:width="2.551cm" svg:height="2.431cm" svg:x="6.218cm" svg:y="2.867cm">
            <text:p text:style-name="P7"/>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2.449cm" svg:height="2.333cm" svg:x="6.269cm" svg:y="2.916cm">
            <text:p text:style-name="P7"/>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346cm" svg:height="2.235cm" svg:x="6.32cm" svg:y="2.965cm">
            <text:p text:style-name="P7"/>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2.244cm" svg:height="2.139cm" svg:x="6.372cm" svg:y="3.013cm">
            <text:p text:style-name="P7"/>
            <draw:enhanced-geometry svg:viewBox="0 0 21600 21600" draw:glue-points="10800 0 3160 3160 0 10800 3160 18440 10800 21600 18440 18440 21600 10800 18440 3160" draw:text-areas="3200 3200 18400 18400" draw:type="ellipse"/>
          </draw:custom-shape>
        </draw:g>
        <draw:g>
          <draw:custom-shape draw:style-name="gr3" draw:text-style-name="P1" draw:layer="layout" svg:width="1.958cm" svg:height="1.874cm" svg:x="3.081cm" svg:y="3.125cm">
            <text:p text:style-name="P7"/>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1.852cm" svg:height="1.773cm" svg:x="3.134cm" svg:y="3.175cm">
            <text:p text:style-name="P7"/>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1.746cm" svg:height="1.671cm" svg:x="3.187cm" svg:y="3.226cm">
            <text:p text:style-name="P7"/>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1.641cm" svg:height="1.57cm" svg:x="3.239cm" svg:y="3.277cm">
            <text:p text:style-name="P7"/>
            <draw:enhanced-geometry svg:viewBox="0 0 21600 21600" draw:glue-points="10800 0 3160 3160 0 10800 3160 18440 10800 21600 18440 18440 21600 10800 18440 3160" draw:text-areas="3200 3200 18400 18400" draw:type="ellipse"/>
          </draw:custom-shape>
        </draw:g>
        <draw:custom-shape draw:style-name="gr7" draw:text-style-name="P1" draw:layer="layout" svg:width="1.285cm" svg:height="1.238cm" svg:x="3.414cm" svg:y="3.437cm">
          <text:p text:style-name="P7"/>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1.725cm" svg:height="1.845cm" svg:x="6.634cm" svg:y="3.149cm">
          <text:p text:style-name="P7"/>
          <draw:enhanced-geometry svg:viewBox="0 0 21600 21600" draw:glue-points="10800 0 3160 3160 0 10800 3160 18440 10800 21600 18440 18440 21600 10800 18440 3160" draw:text-areas="3200 3200 18400 18400" draw:type="ellipse"/>
        </draw:custom-shape>
        <draw:line draw:style-name="gr8" draw:text-style-name="P4" draw:layer="layout" svg:x1="5.102cm" svg:y1="4.091cm" svg:x2="6.139cm" svg:y2="4.091cm">
          <text:p text:style-name="P7"/>
        </draw:line>
        <draw:custom-shape draw:style-name="gr9" draw:text-style-name="P6" draw:layer="layout" svg:width="8.486cm" svg:height="1.445cm" svg:x="9.407cm" svg:y="2.514cm">
          <text:p text:style-name="P5"><text:span text:style-name="T2">“</text:span><text:span text:style-name="T2">The bubble can be created by</text:span></text:p>
          <text:p text:style-name="P5"><text:span text:style-name="T2">a solvated electron in LHe”</text:span></text:p>
          <draw:enhanced-geometry svg:viewBox="0 0 21600 21600" draw:type="rectangle" draw:enhanced-path="M 0 0 L 21600 0 21600 21600 0 21600 0 0 Z N"/>
        </draw:custom-shape>
        <draw:frame draw:style-name="gr10" draw:layer="layout" svg:width="0.976cm" svg:height="0.962cm" svg:x="3.615cm" svg:y="3.51cm">
          <draw:text-box>
            <text:p text:style-name="P7"><text:span text:style-name="T3">e</text:span><text:span text:style-name="T4">-</text:span></text:p>
          </draw:text-box>
        </draw:frame>
        <draw:frame draw:style-name="gr10" draw:layer="layout" svg:width="0.976cm" svg:height="0.962cm" svg:x="7.015cm" svg:y="3.474cm">
          <draw:text-box>
            <text:p text:style-name="P7"><text:span text:style-name="T3">e</text:span><text:span text:style-name="T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rectangular" draw:cx="50%" draw:cy="50%" draw:start-color="#3333cc" draw:end-color="#dedef6" draw:start-intensity="100%" draw:end-intensity="100%" draw:angle="3150" draw:border="0%"/>
    <draw:marker draw:name="Arrow" svg:viewBox="0 0 20 30" svg:d="m10 0-10 30h20z"/>
    <draw:marker draw:name="msArrowOpenEnd_20_5" draw:display-name="msArrowOpenEnd 5" svg:viewBox="0 0 315 315" svg:d="m158 0 157 287-47 28-110-202-111 202-47-2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ussi Eloranta</meta:initial-creator>
    <meta:creation-date>2008-05-01T08:31:57</meta:creation-date>
    <dc:creator>Jussi Eloranta</dc:creator>
    <dc:date>2008-08-16T18:19:53</dc:date>
    <meta:editing-cycles>4</meta:editing-cycles>
    <meta:editing-duration>PT5M10S</meta:editing-duration>
    <meta:user-defined meta:name="Info 1"/>
    <meta:user-defined meta:name="Info 2"/>
    <meta:user-defined meta:name="Info 3"/>
    <meta:user-defined meta:name="Info 4"/>
    <meta:document-statistic meta:object-count="18"/>
  </office:meta>
</office:document-meta>
</file>